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officeooo:rsid="0013bbe2" officeooo:paragraph-rsid="0013bbe2"/>
    </style:style>
    <style:style style:name="P2" style:family="paragraph" style:parent-style-name="Standard">
      <style:text-properties style:font-name="Ubuntu" officeooo:rsid="0013bbe2" officeooo:paragraph-rsid="0014d407"/>
    </style:style>
    <style:style style:name="P3" style:family="paragraph" style:parent-style-name="Standard">
      <style:text-properties style:font-name="Ubuntu" officeooo:rsid="00146edb" officeooo:paragraph-rsid="00146edb"/>
    </style:style>
    <style:style style:name="P4" style:family="paragraph" style:parent-style-name="Standard">
      <style:text-properties style:font-name="Ubuntu" officeooo:rsid="00146edb" officeooo:paragraph-rsid="0014d407"/>
    </style:style>
    <style:style style:name="P5" style:family="paragraph" style:parent-style-name="Standard">
      <style:paragraph-properties fo:text-align="center" style:justify-single-word="false"/>
      <style:text-properties style:font-name="Ubuntu" fo:font-size="26pt" fo:font-weight="bold" officeooo:rsid="0013bbe2" officeooo:paragraph-rsid="0013bbe2" style:font-size-asian="26pt" style:font-weight-asian="bold" style:font-size-complex="26pt" style:font-weight-complex="bold"/>
    </style:style>
    <style:style style:name="P6" style:family="paragraph" style:parent-style-name="Standard">
      <style:text-properties style:font-name="Ubuntu" style:text-underline-style="solid" style:text-underline-width="auto" style:text-underline-color="font-color" officeooo:rsid="0013bbe2" officeooo:paragraph-rsid="0014d407"/>
    </style:style>
    <style:style style:name="P7" style:family="paragraph" style:parent-style-name="Standard">
      <style:text-properties style:font-name="Ubuntu" style:text-underline-style="solid" style:text-underline-width="auto" style:text-underline-color="font-color" fo:font-weight="bold" officeooo:rsid="0013bbe2" officeooo:paragraph-rsid="0013bbe2" style:font-weight-asian="bold" style:font-weight-complex="bold"/>
    </style:style>
    <style:style style:name="P8" style:family="paragraph" style:parent-style-name="Standard">
      <style:text-properties style:font-name="Ubuntu" style:text-underline-style="solid" style:text-underline-width="auto" style:text-underline-color="font-color" fo:font-weight="bold" officeooo:rsid="00146edb" officeooo:paragraph-rsid="00146edb" style:font-weight-asian="bold" style:font-weight-complex="bold"/>
    </style:style>
    <style:style style:name="P9" style:family="paragraph" style:parent-style-name="Standard">
      <style:text-properties style:font-name="Ubuntu" style:text-underline-style="solid" style:text-underline-width="auto" style:text-underline-color="font-color" fo:font-weight="normal" officeooo:rsid="0017ab21" officeooo:paragraph-rsid="0017ab21" style:font-weight-asian="normal" style:font-weight-complex="normal"/>
    </style:style>
    <style:style style:name="P10" style:family="paragraph" style:parent-style-name="Standard">
      <style:text-properties style:font-name="Ubuntu" officeooo:rsid="0017ab21" officeooo:paragraph-rsid="0017ab21"/>
    </style:style>
    <style:style style:name="P11" style:family="paragraph" style:parent-style-name="Standard">
      <style:text-properties style:font-name="Ubuntu" officeooo:rsid="0017ab21" officeooo:paragraph-rsid="0017ab21"/>
    </style:style>
    <style:style style:name="P12" style:family="paragraph" style:parent-style-name="Standard">
      <style:text-properties style:font-name="Ubuntu" officeooo:rsid="00192389" officeooo:paragraph-rsid="00192389"/>
    </style:style>
    <style:style style:name="P13" style:family="paragraph" style:parent-style-name="Standard">
      <style:text-properties style:font-name="Ubuntu" style:text-underline-style="solid" style:text-underline-width="auto" style:text-underline-color="font-color" fo:font-weight="bold" officeooo:rsid="00192389" officeooo:paragraph-rsid="00192389" style:font-weight-asian="bold" style:font-weight-complex="bold"/>
    </style:style>
    <style:style style:name="P14" style:family="paragraph" style:parent-style-name="Standard">
      <style:text-properties style:font-name="Ubuntu" style:text-underline-style="solid" style:text-underline-width="auto" style:text-underline-color="font-color" officeooo:rsid="00192389" officeooo:paragraph-rsid="00192389"/>
    </style:style>
    <style:style style:name="P15" style:family="paragraph" style:parent-style-name="Standard">
      <style:text-properties style:font-name="Ubuntu" style:text-underline-style="none" officeooo:rsid="00192389" officeooo:paragraph-rsid="00192389"/>
    </style:style>
    <style:style style:name="P16" style:family="paragraph" style:parent-style-name="Standard">
      <style:text-properties style:font-name="Ubuntu" style:text-underline-style="none" officeooo:rsid="0019734a" officeooo:paragraph-rsid="0019734a"/>
    </style:style>
    <style:style style:name="P17" style:family="paragraph" style:parent-style-name="Standard">
      <style:text-properties style:font-name="Ubuntu" fo:font-style="italic" style:text-underline-style="none" fo:font-weight="normal" officeooo:rsid="00192389" officeooo:paragraph-rsid="00192389" style:font-style-asian="italic" style:font-weight-asian="normal" style:font-style-complex="italic" style:font-weight-complex="normal"/>
    </style:style>
    <style:style style:name="P18" style:family="paragraph" style:parent-style-name="Standard">
      <style:paragraph-properties fo:text-align="center" style:justify-single-word="false"/>
      <style:text-properties style:font-name="Ubuntu" fo:font-size="26pt" fo:font-weight="bold" officeooo:rsid="0013bbe2" officeooo:paragraph-rsid="0013bbe2" style:font-size-asian="26pt" style:font-weight-asian="bold" style:font-size-complex="26pt" style:font-weight-complex="bold"/>
    </style:style>
    <style:style style:name="P19" style:family="paragraph" style:parent-style-name="Standard">
      <style:paragraph-properties fo:text-align="center" style:justify-single-word="false"/>
      <style:text-properties style:font-name="Ubuntu" fo:font-size="14pt" fo:font-style="italic" style:text-underline-style="none" fo:font-weight="normal" officeooo:rsid="00192389" officeooo:paragraph-rsid="00192389" style:font-size-asian="14pt" style:font-style-asian="italic" style:font-weight-asian="normal" style:font-size-complex="14pt" style:font-style-complex="italic" style:font-weight-complex="normal"/>
    </style:style>
    <style:style style:name="T1" style:family="text">
      <style:text-properties officeooo:rsid="00146edb"/>
    </style:style>
    <style:style style:name="T2" style:family="text">
      <style:text-properties officeooo:rsid="00165cce"/>
    </style:style>
    <style:style style:name="T3" style:family="text">
      <style:text-properties officeooo:rsid="001973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 bon coin des artistes</text:p>
      <text:p text:style-name="P19"><text:s text:c="38"/>(nom restant à déterminer)</text:p>
      <text:p text:style-name="P5"/>
      <text:p text:style-name="P1"/>
      <text:p text:style-name="P1">Plateforme gratuite d’estimation et de vente d’œuvres d’art pour artistes amateurs et confirmés.</text:p>
      <text:p text:style-name="P1">(un bon coin pour artistes, d’abord à échelle locale)</text:p>
      <text:p text:style-name="P1"/>
      <text:p text:style-name="P1">Les buts de ce site sont multiples. Tout d’abord, il veut donner de la visibilité aux artistes de tous types d’un côté <text:s/>et de permettre aux visiteurs intéressés de s’offrir des œuvres uniques. Ensuite, afin d’aider les artistes dans l’étape difficile d’évaluation du prix de vente de chaque pièce, le site propose un système d’estimation participatif. Pas de règlement en ligne, ce site ne permet que la mise en relation des artistes et potentiels clients qui se débrouilleront ensuite eux-même pour les modalités de payement et de livraison.</text:p>
      <text:p text:style-name="P1"/>
      <text:p text:style-name="P1">Chaque artiste pourra personnaliser son espace personnel qui présente son univers, son parcours ainsi que ses actualités (expos, salons, etc) et ajouter les visuels de ces œuvres ainsi qu’un descriptif (titre, technique, format, poids éventuellement). Il pourra ensuite fixer un prix fixe ou bien <text:span text:style-name="T2">soumettre</text:span> son œuvre aux estimation des utilisateurs.</text:p>
      <text:p text:style-name="P1"/>
      <text:p text:style-name="P1"/>
      <text:p text:style-name="P7">Fondamentaux :</text:p>
      <text:p text:style-name="P1"/>
      <text:p text:style-name="P6">- Artistes :</text:p>
      <text:p text:style-name="P2"/>
      <text:p text:style-name="P2">+ faire découvrir son travail, sa démarche, ses œuvres sur une page de présentation dédiée.</text:p>
      <text:p text:style-name="P2">+ demander une estimation aux membres du site pour fixer le bon prix.</text:p>
      <text:p text:style-name="P2">+ mettre en vente ses œuvres.</text:p>
      <text:p text:style-name="P1">+ renseigner sur son actualité (expos, salons, ...)</text:p>
      <text:p text:style-name="P1"/>
      <text:p text:style-name="P6">- Membres :</text:p>
      <text:p text:style-name="P2"/>
      <text:p text:style-name="P2">+ découvrir les artistes</text:p>
      <text:p text:style-name="P1">+ estimer les œuvres</text:p>
      <text:p text:style-name="P1">+ acheter</text:p>
      <text:p text:style-name="P1"/>
      <text:p text:style-name="P1"/>
      <text:p text:style-name="P8">Techniquement :</text:p>
      <text:p text:style-name="P3"/>
      <text:p text:style-name="P4">3 interfaces : </text:p>
      <text:p text:style-name="P4"/>
      <text:p text:style-name="P4">- une administrateur (pour moi)</text:p>
      <text:p text:style-name="P3">- une pour les artistes</text:p>
      <text:p text:style-name="P1">- <text:span text:style-name="T1">une pour les membres/clients/estimateurs</text:span></text:p>
      <text:p text:style-name="P1"/>
      <text:p text:style-name="P1"/>
      <text:p text:style-name="P9"><text:soft-page-break/>Bases de données :</text:p>
      <text:p text:style-name="P10"/>
      <text:p text:style-name="P10">- une base de données « utilisateur » avec les renseignements habituels : nom, prénom, mail, pseudo, mot de passe.</text:p>
      <text:p text:style-name="P10">- une base de données « artistes » avec les renseignements habituels plus les photos et descriptions des œuvres ainsi que les textes de présentation. De plus une partie « actualités » s’y ajoutera.</text:p>
      <text:p text:style-name="P10"/>
      <text:p text:style-name="P10"/>
      <text:p text:style-name="P13">Fonctionnalités :</text:p>
      <text:p text:style-name="P13"/>
      <text:p text:style-name="P17">(Après une inscription gratuite sur le site avec un identifiant et un mot de passe.)</text:p>
      <text:p text:style-name="P12"/>
      <text:p text:style-name="P14">artiste :</text:p>
      <text:p text:style-name="P14"/>
      <text:p text:style-name="P15">Le site proposera à l’artiste utilisateur une personnalisation de son espace personnel lui permettant d’afficher une photo de lui, changer sa couleur de fond, d’écrire un texte de présentation et si il le souhaite communiquer sur ces évènements à venir.</text:p>
      <text:p text:style-name="P15">De plus il pourra uploader les visuels de ses œuvres avec un petit descriptif (titre, technique, dimensions, prix).</text:p>
      <text:p text:style-name="P16">Les œuvres pourront être proposer soit à la vente directement ou à une estimation via la participation de tous les membres du site.</text:p>
      <text:p text:style-name="P15"/>
      <text:p text:style-name="P14">Client potentiel :</text:p>
      <text:p text:style-name="P14"/>
      <text:p text:style-name="P15">le site offrira la possibilité aux utilisateurs de parcourir toutes les œuvres présentes <text:span text:style-name="T3">et de faire signe à l’artiste concerné si il est intéressé par une œuvre en particulier. De plus, ils pourront proposer une estimation des œuvres aux artistes qui le demandent.</text:span></text:p>
      <text:p text:style-name="P15"/>
      <text:p text:style-name="P1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09:53:14.919165736</meta:creation-date>
    <dc:date>2018-10-31T12:10:16.635362831</dc:date>
    <meta:editing-duration>PT13M28S</meta:editing-duration>
    <meta:editing-cycles>6</meta:editing-cycles>
    <meta:generator>LibreOffice/6.0.6.2$Linux_X86_64 LibreOffice_project/00m0$Build-2</meta:generator>
    <meta:document-statistic meta:table-count="0" meta:image-count="0" meta:object-count="0" meta:page-count="2" meta:paragraph-count="32" meta:word-count="454" meta:character-count="2805" meta:non-whitespace-character-count="2343"/>
  </office:meta>
</office:document-meta>
</file>